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39ad7" officeooo:paragraph-rsid="00139ad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88aa5" officeooo:paragraph-rsid="00189962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39ad7" officeooo:paragraph-rsid="00139ad7" style:font-size-asian="16pt" style:font-size-complex="16pt"/>
    </style:style>
    <style:style style:name="P4" style:family="paragraph" style:parent-style-name="Standard" style:list-style-name="L6">
      <style:paragraph-properties fo:text-align="start" style:justify-single-word="false"/>
      <style:text-properties fo:font-size="16pt" officeooo:paragraph-rsid="001769c8" style:font-size-asian="16pt" style:font-size-complex="16pt"/>
    </style:style>
    <style:style style:name="P5" style:family="paragraph" style:parent-style-name="Standard" style:list-style-name="L7">
      <style:paragraph-properties fo:text-align="start" style:justify-single-word="false"/>
      <style:text-properties fo:font-size="16pt" officeooo:paragraph-rsid="00189962" style:font-size-asian="16pt" style:font-size-complex="16pt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6pt" officeooo:paragraph-rsid="001a95d6" style:font-size-asian="16pt" style:font-size-complex="16pt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6pt" officeooo:paragraph-rsid="0019a979" style:font-size-asian="16pt" style:font-size-complex="16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6pt" officeooo:paragraph-rsid="001c8036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88aa5" officeooo:paragraph-rsid="00188aa5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88aa5" officeooo:paragraph-rsid="00189962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88aa5" officeooo:paragraph-rsid="001c8036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89962" officeooo:paragraph-rsid="00189962" style:font-size-asian="16pt" style:font-size-complex="16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officeooo:rsid="0019a219" officeooo:paragraph-rsid="0019a219" style:font-size-asian="16pt" style:font-size-complex="16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6pt" officeooo:rsid="0019a219" officeooo:paragraph-rsid="0019a219" style:font-size-asian="16pt" style:font-size-complex="16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6pt" officeooo:rsid="0019a219" officeooo:paragraph-rsid="0019a219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20ddc6" officeooo:paragraph-rsid="0020ddc6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188aa5" officeooo:paragraph-rsid="00189962" fo:background-color="#ffff00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188aa5" officeooo:paragraph-rsid="0019a979" fo:background-color="#ffff00" style:font-size-asian="16pt" style:font-size-complex="16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6pt" officeooo:rsid="00188aa5" officeooo:paragraph-rsid="001c8036" fo:background-color="#ffff00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188aa5" officeooo:paragraph-rsid="00188aa5" fo:background-color="#ffff00" style:font-size-asian="16pt" style:font-size-complex="16pt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6pt" officeooo:paragraph-rsid="001a95d6" fo:background-color="#ffff00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225902" officeooo:paragraph-rsid="00189962" fo:background-color="#ffff0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225902" officeooo:paragraph-rsid="00261610" fo:background-color="#ffff00" style:font-size-asian="16pt" style:font-size-complex="16pt"/>
    </style:style>
    <style:style style:name="T1" style:family="text">
      <style:text-properties officeooo:rsid="001769c8"/>
    </style:style>
    <style:style style:name="T2" style:family="text">
      <style:text-properties officeooo:rsid="00188aa5"/>
    </style:style>
    <style:style style:name="T3" style:family="text">
      <style:text-properties officeooo:rsid="00189962"/>
    </style:style>
    <style:style style:name="T4" style:family="text">
      <style:text-properties officeooo:rsid="0019a219"/>
    </style:style>
    <style:style style:name="T5" style:family="text">
      <style:text-properties fo:font-size="18pt" officeooo:rsid="0019a219" style:font-size-asian="18pt" style:font-size-complex="18pt"/>
    </style:style>
    <style:style style:name="T6" style:family="text">
      <style:text-properties fo:font-size="18pt" officeooo:rsid="00188aa5" style:font-size-asian="18pt" style:font-size-complex="18pt"/>
    </style:style>
    <style:style style:name="T7" style:family="text">
      <style:text-properties fo:font-size="18pt" officeooo:rsid="0019a979" style:font-size-asian="18pt" style:font-size-complex="18pt"/>
    </style:style>
    <style:style style:name="T8" style:family="text">
      <style:text-properties fo:font-size="18pt" officeooo:rsid="001c8036" style:font-size-asian="18pt" style:font-size-complex="18pt"/>
    </style:style>
    <style:style style:name="T9" style:family="text">
      <style:text-properties fo:font-size="18pt" officeooo:rsid="001769c8" style:font-size-asian="18pt" style:font-size-complex="18pt"/>
    </style:style>
    <style:style style:name="T10" style:family="text">
      <style:text-properties fo:font-size="18pt" officeooo:rsid="00189962" style:font-size-asian="18pt" style:font-size-complex="18pt"/>
    </style:style>
    <style:style style:name="T11" style:family="text">
      <style:text-properties officeooo:rsid="0019a979"/>
    </style:style>
    <style:style style:name="T12" style:family="text">
      <style:text-properties officeooo:rsid="001c8036"/>
    </style:style>
    <style:style style:name="T13" style:family="text">
      <style:text-properties officeooo:rsid="002545dd"/>
    </style:style>
    <style:style style:name="T14" style:family="text">
      <style:text-properties officeooo:rsid="00261610"/>
    </style:style>
    <style:style style:name="T15" style:family="text">
      <style:text-properties fo:background-color="#00ffff" loext:char-shading-value="0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ête table dans la base parcours du combattant</text:p>
      <text:p text:style-name="P3"/>
      <text:list xml:id="list1909954488" text:style-name="L6">
        <text:list-item>
          <text:p text:style-name="P4"><text:span text:style-name="T1">Affichez tous les obstacles avec leur niveau de difficulté :</text:span></text:p>
        </text:list-item>
      </text:list>
      <text:p text:style-name="P20">requête :</text:p>
      <text:p text:style-name="P20"/>
      <text:p text:style-name="P16">SELECT nomObs , NiveauDiff.libelleNiveau <text:s/>FROM `Obstacle` LEFT JOIN NiveauDiff on Obstacle.idNiveauDif=NiveauDiff.id </text:p>
      <text:p text:style-name="P16"/>
      <text:p text:style-name="P9"/>
      <text:list xml:id="list1981380515" text:style-name="L7">
        <text:list-item>
          <text:p text:style-name="P5"><text:span text:style-name="T3">Afficher la participation d’un soldat a une date donnée ,par</text:span></text:p>
        </text:list-item>
      </text:list>
      <text:p text:style-name="P12">(matricule,nomsoldat,prenom,nomobstacle,niveauNom,notemin,</text:p>
      <text:p text:style-name="P12">noteObtenue,bonus,notefinale,nominstructeur<text:span text:style-name="T4">)</text:span>:</text:p>
      <text:p text:style-name="P12"/>
      <text:p text:style-name="P17">requête :</text:p>
      <text:p text:style-name="P17"/>
      <text:p text:style-name="P22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5">SELECT</text:span></text:span></text:a><text:span text:style-name="Source_20_Text"><text:span text:style-name="T15"> NiveauDiff.libelleNiveau,Obstacle.nomObs,Soldat.nom AS nomInstructeur, Obstacle.noteMin, Passer.noteInst ,NiveauDiff.bonus,(NiveauDiff.bonus+Passer.noteInst) As Notefinale FROM NiveauDiff,Passer 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<text:span text:style-name="T15">LEFT</text:span></text:span></text:a><text:span text:style-name="Source_20_Text"><text:span text:style-name="T15"> JOIN Soldat on Passer.idInstructeur=Soldat.id 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<text:span text:style-name="T15">LEFT</text:span></text:span></text:a><text:span text:style-name="Source_20_Text"><text:span text:style-name="T15"> JOIN Obstacle on Passer.idObstacle=Obstacle.id </text:span></text:span><text:a xlink:type="simple" xlink:href="http://localhost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<text:span text:style-name="T15">LEFT</text:span></text:span></text:a><text:span text:style-name="Source_20_Text"><text:span text:style-name="T15"> JOIN Participation on Passer.idParticipation=Participation.id WHERE Participation.date='2010-10-10' GROUP BY NiveauDiff.libelleNiveau,NiveauDiff.bonus,Obstacle.nomObs, Obstacle.noteMin, Passer.noteInst, Soldat.nom ,Notefinale</text:span></text:span></text:p>
      <text:p text:style-name="P10"/>
      <text:list xml:id="list4027835997" text:style-name="L1">
        <text:list-item>
          <text:p text:style-name="P13">Pour un soldat pour une particiaption :</text:p>
        </text:list-item>
      </text:list>
      <text:list xml:id="list3178152858" text:style-name="L2">
        <text:list-item>
          <text:p text:style-name="P14">afficher les obstacles qu’il a valide</text:p>
        </text:list-item>
        <text:list-item>
          <text:p text:style-name="P14">afficher les qu’il na pas validé</text:p>
        </text:list-item>
      </text:list>
      <text:list xml:id="list388359769" text:style-name="L3">
        <text:list-item>
          <text:p text:style-name="P15">Afficher les soldats qui n’ont rien validé <text:span text:style-name="T11">pour une participation </text:span></text:p>
        </text:list-item>
      </text:list>
      <text:p text:style-name="P18">requête :</text:p>
      <text:list xml:id="list98529988" text:style-name="L5">
        <text:list-item>
          <text:p text:style-name="P6"><text:span text:style-name="T4">Afficher les soldats qui n’ont rien validé pour une participation </text:span></text:p>
          <text:p text:style-name="P21"><text:span text:style-name="T2">requête :</text:span></text:p>
          <text:p text:style-name="P7"/>
        </text:list-item>
        <text:list-item>
          <text:p text:style-name="P8"><text:span text:style-name="T4">Afficher les soldats qui ont tous validé pour une participation </text:span></text:p>
          <text:p text:style-name="P19"><text:soft-page-break/>requête :</text:p>
        </text:list-item>
      </text:list>
      <text:p text:style-name="P1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56:16.880628007</meta:creation-date>
    <dc:date>2018-01-08T17:08:42.097190655</dc:date>
    <meta:editing-duration>PT2H2M5S</meta:editing-duration>
    <meta:editing-cycles>21</meta:editing-cycles>
    <meta:generator>LibreOffice/5.3.1.2$Linux_X86_64 LibreOffice_project/30m0$Build-2</meta:generator>
    <meta:document-statistic meta:table-count="0" meta:image-count="0" meta:object-count="0" meta:page-count="2" meta:paragraph-count="19" meta:word-count="146" meta:character-count="1284" meta:non-whitespace-character-count="1162"/>
  </office:meta>
</office:document-meta>
</file>